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6/11/2021</text:span></text:p>
      <text:p text:style-name="P9"/>
      <text:p text:style-name="P10">RECIBI CONFORME</text:p>
      <text:p text:style-name="P9"/>
      <text:p text:style-name="P11">CLIENTE: TICONA CALIZAYA, MELITON PORFIRIO</text:p>
      <text:p text:style-name="P12">CANT. TOTAL DE CAJAS: 68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68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NTREGA A ECONOFLETE</text:span></text:p>
      <text:p text:style-name="P5"><text:span text:style-name="T1">Destino: </text:span><text:span text:style-name="T3">ENTREGA A ECONOFLETE</text:span></text:p>
      <text:p text:style-name="P5"/>
      <text:p text:style-name="P5">Recojo: <text:span text:style-name="T3">TICONA CALIZAYA, MELITON PORFIR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21:15:0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